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07cm" style:rel-column-width="1705*"/>
    </style:style>
    <style:style style:name="Table1.B" style:family="table-column">
      <style:table-column-properties style:column-width="2.658cm" style:rel-column-width="1507*"/>
    </style:style>
    <style:style style:name="Table1.C" style:family="table-column">
      <style:table-column-properties style:column-width="2.835cm" style:rel-column-width="1607*"/>
    </style:style>
    <style:style style:name="Table1.D" style:family="table-column">
      <style:table-column-properties style:column-width="2.833cm" style:rel-column-width="160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dwaita Sans" officeooo:rsid="001f7d42" officeooo:paragraph-rsid="001f7d42"/>
    </style:style>
    <style:style style:name="P2" style:family="paragraph" style:parent-style-name="Standard">
      <style:text-properties style:font-name="Adwaita Sans" officeooo:rsid="001f7d42" officeooo:paragraph-rsid="0020591f"/>
    </style:style>
    <style:style style:name="P3" style:family="paragraph" style:parent-style-name="Standard">
      <style:text-properties style:font-name="Adwaita Sans" fo:font-weight="bold" officeooo:rsid="001f7d42" officeooo:paragraph-rsid="0020591f" style:font-weight-asian="bold" style:font-weight-complex="bold"/>
    </style:style>
    <style:style style:name="P4" style:family="paragraph" style:parent-style-name="Standard">
      <style:text-properties style:font-name="Adwaita Sans" officeooo:rsid="0020591f" officeooo:paragraph-rsid="0020591f"/>
    </style:style>
    <style:style style:name="P5" style:family="paragraph">
      <style:paragraph-properties fo:text-align="center"/>
    </style:style>
    <style:style style:name="P6" style:family="paragraph" style:parent-style-name="Standard">
      <style:text-properties style:font-name="Adwaita Sans" fo:font-weight="bold" officeooo:rsid="0020591f" officeooo:paragraph-rsid="0020591f" style:font-weight-asian="bold" style:font-weight-complex="bold"/>
    </style:style>
    <style:style style:name="P7" style:family="paragraph" style:parent-style-name="Table_20_Contents">
      <style:text-properties style:font-name="Adwaita Sans" officeooo:rsid="0020591f" officeooo:paragraph-rsid="0020591f"/>
    </style:style>
    <style:style style:name="P8" style:family="paragraph" style:parent-style-name="Table_20_Contents">
      <style:text-properties style:font-name="Adwaita Sans" officeooo:rsid="0023fceb" officeooo:paragraph-rsid="0023fceb"/>
    </style:style>
    <style:style style:name="P9" style:family="paragraph" style:parent-style-name="Table_20_Contents">
      <style:text-properties style:font-name="Adwaita Sans"/>
    </style:style>
    <style:style style:name="P10" style:family="paragraph" style:parent-style-name="Standard">
      <style:text-properties style:font-name="Adwaita Sans" fo:font-weight="bold" officeooo:rsid="0020591f" officeooo:paragraph-rsid="0023fceb" style:font-weight-asian="bold" style:font-weight-complex="bold"/>
    </style:style>
    <style:style style:name="P11" style:family="paragraph" style:parent-style-name="Standard">
      <style:text-properties style:font-name="Adwaita Sans" fo:font-weight="normal" officeooo:rsid="0023fceb" officeooo:paragraph-rsid="0025aff2" style:font-weight-asian="normal" style:font-weight-complex="normal"/>
    </style:style>
    <style:style style:name="P12" style:family="paragraph" style:parent-style-name="Standard">
      <style:text-properties style:font-name="Adwaita Sans" fo:font-weight="normal" officeooo:rsid="0025aff2" officeooo:paragraph-rsid="0025aff2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591f"/>
    </style:style>
    <style:style style:name="T4" style:family="text">
      <style:text-properties fo:font-weight="bold" officeooo:rsid="0020591f" style:font-weight-asian="bold" style:font-weight-complex="bold"/>
    </style:style>
    <style:style style:name="T5" style:family="text">
      <style:text-properties fo:font-style="italic" fo:font-weight="normal" officeooo:rsid="0020591f" style:font-style-asian="italic" style:font-weight-asian="normal" style:font-style-complex="italic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22d4c"/>
    </style:style>
    <style:style style:name="T9" style:family="text">
      <style:text-properties style:text-position="super 58%" officeooo:rsid="0020591f"/>
    </style:style>
    <style:style style:name="T10" style:family="text">
      <style:text-properties style:text-position="0% 100%" officeooo:rsid="0020591f"/>
    </style:style>
    <style:style style:name="T11" style:family="text">
      <style:text-properties officeooo:rsid="00227273"/>
    </style:style>
    <style:style style:name="T12" style:family="text">
      <style:text-properties fo:font-weight="normal" officeooo:rsid="0023fceb" style:font-weight-asian="normal" style:font-weight-complex="normal"/>
    </style:style>
    <style:style style:name="T13" style:family="text">
      <style:text-properties officeooo:rsid="0025aff2"/>
    </style:style>
    <style:style style:name="gr1" style:family="graphic">
      <style:graphic-properties draw:textarea-horizontal-align="justify" draw:textarea-vertical-align="middle" draw:auto-grow-height="false" fo:min-height="0.713cm" fo:min-width="4.101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<text:span text:style-name="T1">Марули</text:span><text:line-break/>Имате една градина от марули, тя е N M голяма, вие много си я цените, </text:p>
      <text:p text:style-name="P1">затова често купувате още марули.<text:line-break/>Някой път обаче ви свършват парите и затова продавате марули.<text:line-break/>Вие харесвате да имате възможно най-много марули във възможно </text:p>
      <text:p text:style-name="P2">най-много места в градината.<text:line-break/></text:p>
      <text:p text:style-name="P3">Вход</text:p>
      <text:p text:style-name="P2">На първия ред <text:span text:style-name="T2">N</text:span> и <text:span text:style-name="T2">M</text:span>.<text:line-break/>На следващия К.<text:line-break/>На следващите К реда X Y S <text:line-break/>Посаждате S марули в клетка X Y.</text:p>
      <text:p text:style-name="P1">След това Q.<text:line-break/>И още Q реда съдържащи:<text:line-break/>T X Y<text:line-break/>ако Т е 1 добавяте марулка в X Y клетка<text:line-break/>ако Т е 2 продавате марулка от X Y клетка<text:line-break/>ако Т е 3 казвате колко марули има на X Y клетка<text:line-break/>ако Т е 4 <text:span text:style-name="T2">игнорирате X Y</text:span> и казвате колко са максималния</text:p>
      <text:p text:style-name="P2">брой марулки в цялата градина<text:line-break/></text:p>
      <text:p text:style-name="P2"><text:span text:style-name="T2">Изход</text:span><text:line-break/><text:span text:style-name="T3">За всяка заявка с Т=3 или Т=4<text:line-break/>Изпечатвате:<text:line-break/></text:span><text:span text:style-name="T4">№</text:span><text:span text:style-name="T5">на заявката</text:span><text:span text:style-name="T4">: </text:span><text:span text:style-name="T5">отговор на заявката</text:span><text:span text:style-name="T4">;</text:span><text:span text:style-name="T3"><text:line-break/>Вижте примера(ако не го разбрахте).</text:span></text:p>
      <text:p text:style-name="P4"><draw:custom-shape text:anchor-type="paragraph" draw:z-index="0" draw:name="Shape 1" draw:style-name="gr1" draw:text-style-name="P5" svg:width="4.426cm" svg:height="0.77cm" svg:x="2.522cm" svg:y="0.84cm"><text:p text:style-name="P5">примера</text:p><draw:enhanced-geometry svg:viewBox="0 0 21600 21600" draw:text-areas="800 800 20800 20800" draw:type="round-rectangular-callout" draw:modifiers="602.390438247012 66727.688787185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 draw:handle-position-x="$0" draw:handle-position-y="$1"/></draw:enhanced-geometry></draw:custom-shape>Май трябваше да кажа нещо ама забравих.<text:line-break/><text:line-break/><text:span text:style-name="T2">Подзадачи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row>
          <table:table-cell table:style-name="Table1.A1" office:value-type="string">
            <text:p text:style-name="P7">Подзадача/и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М</text:p>
          </table:table-cell>
          <table:table-cell table:style-name="Table1.A1" office:value-type="string">
            <text:p text:style-name="P7">К</text:p>
          </table:table-cell>
          <table:table-cell table:style-name="Table1.A1" office:value-type="string">
            <text:p text:style-name="P7">Q</text:p>
          </table:table-cell>
          <table:table-cell table:style-name="Table1.F1" office:value-type="string">
            <text:p text:style-name="P7">T==4</text:p>
          </table:table-cell>
        </table:table-row>
        <table:table-row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9">&lt;<text:span text:style-name="T3">10</text:span>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&lt;5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9">&lt;25</text:p>
          </table:table-cell>
          <table:table-cell table:style-name="Table1.A2" office:value-type="string">
            <text:p text:style-name="P9">&lt;16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9">&lt;<text:span text:style-name="T3">17</text:span>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9">&lt;32</text:p>
          </table:table-cell>
          <table:table-cell table:style-name="Table1.A2" office:value-type="string">
            <text:p text:style-name="P9">&lt;50</text:p>
          </table:table-cell>
          <table:table-cell table:style-name="Table1.A2" office:value-type="string">
            <text:p text:style-name="P7">&lt;10<text:span text:style-name="T6">1</text:span><text:span text:style-name="T7">+67</text:span></text:p>
          </table:table-cell>
          <table:table-cell table:style-name="Table1.A2" office:value-type="string">
            <text:p text:style-name="P9">&lt;<text:span text:style-name="T3">45</text:span>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9">&lt;10<text:span text:style-name="T6">4 </text:span><text:span text:style-name="T7">+ </text:span><text:span text:style-name="T8">22</text:span></text:p>
          </table:table-cell>
          <table:table-cell table:style-name="Table1.A2" office:value-type="string">
            <text:p text:style-name="P9">&lt;10<text:span text:style-name="T6">4</text:span><text:span text:style-name="T7">+18</text:span></text:p>
          </table:table-cell>
          <table:table-cell table:style-name="Table1.A2" office:value-type="string">
            <text:p text:style-name="P7">&lt;10<text:span text:style-name="T6">2</text:span><text:span text:style-name="T7">+67</text:span></text:p>
          </table:table-cell>
          <table:table-cell table:style-name="Table1.A2" office:value-type="string">
            <text:p text:style-name="P9">&lt;<text:span text:style-name="T3">67</text:span>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9">&lt;10<text:span text:style-name="T6">4 </text:span><text:span text:style-name="T7">+ </text:span><text:span text:style-name="T8">45</text:span></text:p>
          </table:table-cell>
          <table:table-cell table:style-name="Table1.A2" office:value-type="string">
            <text:p text:style-name="P9">&lt;10<text:span text:style-name="T6">4</text:span><text:span text:style-name="T7">+49</text:span></text:p>
          </table:table-cell>
          <table:table-cell table:style-name="Table1.A2" office:value-type="string">
            <text:p text:style-name="P7">&lt;10<text:span text:style-name="T6">3</text:span><text:span text:style-name="T7">+67</text:span></text:p>
          </table:table-cell>
          <table:table-cell table:style-name="Table1.A2" office:value-type="string">
            <text:p text:style-name="P9">&lt;<text:span text:style-name="T3">167</text:span></text:p>
          </table:table-cell>
          <table:table-cell table:style-name="Table1.F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6-7</text:p>
          </table:table-cell>
          <table:table-cell table:style-name="Table1.A2" office:value-type="string">
            <text:p text:style-name="P9">&lt;10<text:span text:style-name="T6">4 </text:span><text:span text:style-name="T7">+ </text:span><text:span text:style-name="T8">67</text:span></text:p>
          </table:table-cell>
          <table:table-cell table:style-name="Table1.A2" office:value-type="string">
            <text:p text:style-name="P9">&lt;10<text:span text:style-name="T6">4</text:span><text:span text:style-name="T7">+</text:span><text:span text:style-name="T8">67</text:span></text:p>
          </table:table-cell>
          <table:table-cell table:style-name="Table1.A2" office:value-type="string">
            <text:p text:style-name="P7">&lt;10<text:span text:style-name="T6">4</text:span><text:span text:style-name="T7">+67</text:span></text:p>
          </table:table-cell>
          <table:table-cell table:style-name="Table1.A2" office:value-type="string">
            <text:p text:style-name="P9">&lt;<text:span text:style-name="T3">10</text:span><text:span text:style-name="T9">6</text:span><text:span text:style-name="T10">+7</text:span></text:p>
          </table:table-cell>
          <table:table-cell table:style-name="Table1.F2" office:value-type="string">
            <text:p text:style-name="P7">&lt;10<text:span text:style-name="T6">5</text:span><text:span text:style-name="T7">+67</text:span></text:p>
          </table:table-cell>
        </table:table-row>
      </table:table>
      <text:p text:style-name="P10"><text:line-break/><text:span text:style-name="T11">Примери<text:line-break/><text:line-break/></text:span><text:span text:style-name="T12">Вход <text:line-break/>9 11</text:span></text:p>
      <text:p text:style-name="P11">0<text:line-break/><text:span text:style-name="T13">5<text:line-break/>1 5 5<text:line-break/></text:span><text:soft-page-break/><text:span text:style-name="T13">1 5 5<text:line-break/>3 5 5<text:line-break/>1 4 5<text:line-break/>3 4 5</text:span></text:p>
      <text:p text:style-name="P12"><text:line-break/>Изход<text:line-break/>№1 2<text:line-break/>№2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0:00:31.442403357</meta:creation-date>
    <dc:date>2025-10-05T10:27:14.471211203</dc:date>
    <meta:editing-duration>PT15M6S</meta:editing-duration>
    <meta:editing-cycles>5</meta:editing-cycles>
    <meta:generator>LibreOffice/25.2.6.2$Linux_X86_64 LibreOffice_project/520$Build-2</meta:generator>
    <meta:document-statistic meta:table-count="1" meta:image-count="0" meta:object-count="0" meta:page-count="2" meta:paragraph-count="59" meta:word-count="235" meta:character-count="1029" meta:non-whitespace-character-count="843"/>
  </office:meta>
</office:document-meta>
</file>